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Anton Faulhaber</text:p>
            <text:p text:style-name="P10"/>
            <text:p text:style-name="P10">Customer Real-Estate Planner</text:p>
            <text:p text:style-name="Contact_20_info">1234567890 – <text:span text:style-name="T15">stephan@hahn.name – </text:span><text:span text:style-name="T16">www.my-website.com</text:span></text:p>
            <text:p text:style-name="Contact_20_info"/>
            <text:p text:style-name="P7">Iste esse hic deleniti est sit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acb6ca62-8321-44ef-b29d-59599da27f06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ff630c0-00e9-440c-b820-2e7985e3d076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73e7d90-55e4-4614-845b-47deeb58a957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nton Faulhab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